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style:text-underline-style="solid" style:text-underline-width="auto" style:text-underline-color="font-color" fo:font-weight="bold" officeooo:rsid="0053da4e" officeooo:paragraph-rsid="0053da4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639ba1" officeooo:paragraph-rsid="00639ba1" style:font-weight-asian="bold" style:font-weight-complex="bold"/>
    </style:style>
    <style:style style:name="P12" style:family="paragraph" style:parent-style-name="Standard">
      <style:text-properties officeooo:paragraph-rsid="0026b046"/>
    </style:style>
    <style:style style:name="P13" style:family="paragraph" style:parent-style-name="Standard">
      <style:text-properties officeooo:rsid="0028836f" officeooo:paragraph-rsid="0028836f"/>
    </style:style>
    <style:style style:name="P14" style:family="paragraph" style:parent-style-name="Standard">
      <style:text-properties officeooo:rsid="002a2825" officeooo:paragraph-rsid="002a2825"/>
    </style:style>
    <style:style style:name="P15" style:family="paragraph" style:parent-style-name="Standard">
      <style:text-properties officeooo:paragraph-rsid="002a2825"/>
    </style:style>
    <style:style style:name="P16" style:family="paragraph" style:parent-style-name="Standard">
      <style:text-properties officeooo:rsid="002beb8f" officeooo:paragraph-rsid="002beb8f"/>
    </style:style>
    <style:style style:name="P17" style:family="paragraph" style:parent-style-name="Standard">
      <style:text-properties officeooo:rsid="002e8c40" officeooo:paragraph-rsid="002e8c40"/>
    </style:style>
    <style:style style:name="P18" style:family="paragraph" style:parent-style-name="Standard">
      <style:text-properties officeooo:paragraph-rsid="002e8c40"/>
    </style:style>
    <style:style style:name="P19" style:family="paragraph" style:parent-style-name="Standard">
      <style:text-properties style:text-underline-style="none" officeooo:rsid="003298cc" officeooo:paragraph-rsid="003298cc"/>
    </style:style>
    <style:style style:name="P20" style:family="paragraph" style:parent-style-name="Standard">
      <style:text-properties style:text-underline-style="none" fo:font-weight="bold" officeooo:rsid="0060782e" officeooo:paragraph-rsid="0060782e" style:font-weight-asian="bold" style:font-weight-complex="bold"/>
    </style:style>
    <style:style style:name="P21" style:family="paragraph" style:parent-style-name="Standard">
      <style:text-properties style:text-underline-style="none" fo:font-weight="normal" officeooo:rsid="0063b541" officeooo:paragraph-rsid="0063b541" style:font-weight-asian="normal" style:font-weight-complex="normal"/>
    </style:style>
    <style:style style:name="P22" style:family="paragraph" style:parent-style-name="Standard">
      <style:text-properties officeooo:paragraph-rsid="00326c9a"/>
    </style:style>
    <style:style style:name="P23" style:family="paragraph" style:parent-style-name="Standard">
      <style:text-properties fo:color="#000000" style:text-underline-style="none" officeooo:rsid="00326c9a" officeooo:paragraph-rsid="00326c9a"/>
    </style:style>
    <style:style style:name="P24" style:family="paragraph" style:parent-style-name="Standard">
      <style:text-properties fo:color="#000000" style:text-underline-style="none" officeooo:rsid="003298cc" officeooo:paragraph-rsid="003298cc"/>
    </style:style>
    <style:style style:name="P25" style:family="paragraph" style:parent-style-name="Standard">
      <style:text-properties fo:color="#000000" style:text-underline-style="none" officeooo:rsid="003afc79" officeooo:paragraph-rsid="00396690"/>
    </style:style>
    <style:style style:name="P26" style:family="paragraph" style:parent-style-name="Standard">
      <style:text-properties fo:color="#000000" style:text-underline-style="none" officeooo:rsid="003f1e96" officeooo:paragraph-rsid="003f1e96"/>
    </style:style>
    <style:style style:name="P27" style:family="paragraph" style:parent-style-name="Standard">
      <style:text-properties fo:color="#000000" style:text-underline-style="none" officeooo:rsid="003ecdb5" officeooo:paragraph-rsid="003ecdb5"/>
    </style:style>
    <style:style style:name="P28" style:family="paragraph" style:parent-style-name="Standard">
      <style:text-properties fo:color="#000000" style:text-underline-style="none" officeooo:rsid="00413f83" officeooo:paragraph-rsid="0041e301"/>
    </style:style>
    <style:style style:name="P29" style:family="paragraph" style:parent-style-name="Standard">
      <style:text-properties fo:color="#000000" style:text-underline-style="none" officeooo:rsid="00413f83" officeooo:paragraph-rsid="0040f563"/>
    </style:style>
    <style:style style:name="P30" style:family="paragraph" style:parent-style-name="Standard">
      <style:text-properties fo:color="#000000" style:text-underline-style="none" officeooo:rsid="0041e301" officeooo:paragraph-rsid="0041e301"/>
    </style:style>
    <style:style style:name="P31" style:family="paragraph" style:parent-style-name="Standard">
      <style:text-properties fo:color="#000000" style:text-underline-style="none" officeooo:rsid="00429e63" officeooo:paragraph-rsid="00429e63"/>
    </style:style>
    <style:style style:name="P32" style:family="paragraph" style:parent-style-name="Standard">
      <style:text-properties fo:color="#000000" style:text-underline-style="none" officeooo:rsid="00458ca8" officeooo:paragraph-rsid="00458ca8"/>
    </style:style>
    <style:style style:name="P33" style:family="paragraph" style:parent-style-name="Standard">
      <style:text-properties fo:color="#000000" style:text-underline-style="none" officeooo:rsid="004603b5" officeooo:paragraph-rsid="004603b5"/>
    </style:style>
    <style:style style:name="P34" style:family="paragraph" style:parent-style-name="Standard">
      <style:text-properties fo:color="#000000" style:text-underline-style="none" officeooo:rsid="0047841a" officeooo:paragraph-rsid="0047841a" fo:background-color="#ffff00"/>
    </style:style>
    <style:style style:name="P35" style:family="paragraph" style:parent-style-name="Standard">
      <style:text-properties fo:color="#000000" style:text-underline-style="solid" style:text-underline-width="auto" style:text-underline-color="font-color" officeooo:rsid="00326c9a" officeooo:paragraph-rsid="00326c9a"/>
    </style:style>
    <style:style style:name="P36" style:family="paragraph" style:parent-style-name="Standard">
      <style:text-properties fo:color="#000000" style:text-underline-style="solid" style:text-underline-width="auto" style:text-underline-color="font-color" officeooo:rsid="0030d1d1" officeooo:paragraph-rsid="0030d1d1"/>
    </style:style>
    <style:style style:name="P37" style:family="paragraph" style:parent-style-name="Standard">
      <style:text-properties fo:color="#000000" officeooo:rsid="002e8c40" officeooo:paragraph-rsid="002e8c40"/>
    </style:style>
    <style:style style:name="P38"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39"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40"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41" style:family="paragraph" style:parent-style-name="Standard">
      <style:text-properties fo:color="#000000" style:text-line-through-style="none" style:text-line-through-type="none" style:text-underline-style="none" officeooo:rsid="004beb0f" officeooo:paragraph-rsid="004beb0f" fo:background-color="transparent"/>
    </style:style>
    <style:style style:name="P42" style:family="paragraph" style:parent-style-name="Standard">
      <style:text-properties officeooo:rsid="003298cc" officeooo:paragraph-rsid="003298cc"/>
    </style:style>
    <style:style style:name="P43" style:family="paragraph" style:parent-style-name="Standard">
      <style:text-properties officeooo:paragraph-rsid="003298cc"/>
    </style:style>
    <style:style style:name="P44" style:family="paragraph" style:parent-style-name="Standard">
      <style:text-properties officeooo:paragraph-rsid="00396690"/>
    </style:style>
    <style:style style:name="P45" style:family="paragraph" style:parent-style-name="Standard">
      <style:text-properties officeooo:rsid="003cd4a7" officeooo:paragraph-rsid="003cd4a7"/>
    </style:style>
    <style:style style:name="P46" style:family="paragraph" style:parent-style-name="Standard">
      <style:text-properties officeooo:rsid="003f1e96" officeooo:paragraph-rsid="003f1e96"/>
    </style:style>
    <style:style style:name="P47" style:family="paragraph" style:parent-style-name="Standard">
      <style:text-properties officeooo:rsid="0040f563" officeooo:paragraph-rsid="0040f563"/>
    </style:style>
    <style:style style:name="P48" style:family="paragraph" style:parent-style-name="Standard">
      <style:text-properties officeooo:paragraph-rsid="0041e301"/>
    </style:style>
    <style:style style:name="P49" style:family="paragraph" style:parent-style-name="Standard">
      <style:text-properties officeooo:rsid="00429e63" officeooo:paragraph-rsid="00429e63"/>
    </style:style>
    <style:style style:name="P50" style:family="paragraph" style:parent-style-name="Standard">
      <style:text-properties officeooo:paragraph-rsid="00429e63"/>
    </style:style>
    <style:style style:name="P51" style:family="paragraph" style:parent-style-name="Standard">
      <style:text-properties officeooo:rsid="004603b5" officeooo:paragraph-rsid="004603b5"/>
    </style:style>
    <style:style style:name="P52" style:family="paragraph" style:parent-style-name="Standard">
      <style:text-properties officeooo:rsid="004bf9c3" officeooo:paragraph-rsid="004bf9c3"/>
    </style:style>
    <style:style style:name="P53" style:family="paragraph" style:parent-style-name="Standard">
      <style:text-properties officeooo:rsid="004d0d5d" officeooo:paragraph-rsid="004d0d5d"/>
    </style:style>
    <style:style style:name="P54" style:family="paragraph" style:parent-style-name="Standard">
      <style:text-properties officeooo:rsid="004d41b3" officeooo:paragraph-rsid="004d41b3"/>
    </style:style>
    <style:style style:name="P55" style:family="paragraph" style:parent-style-name="Standard">
      <style:text-properties officeooo:rsid="004e8dc9" officeooo:paragraph-rsid="004e8dc9"/>
    </style:style>
    <style:style style:name="P56" style:family="paragraph" style:parent-style-name="Standard">
      <style:text-properties officeooo:rsid="004f9f97" officeooo:paragraph-rsid="004f9f97"/>
    </style:style>
    <style:style style:name="P57" style:family="paragraph" style:parent-style-name="Standard">
      <style:text-properties officeooo:rsid="0051369a" officeooo:paragraph-rsid="0051369a"/>
    </style:style>
    <style:style style:name="P58" style:family="paragraph" style:parent-style-name="Standard">
      <style:text-properties officeooo:rsid="00515ca9" officeooo:paragraph-rsid="00515ca9"/>
    </style:style>
    <style:style style:name="P59" style:family="paragraph" style:parent-style-name="Standard">
      <style:text-properties officeooo:paragraph-rsid="0052e848"/>
    </style:style>
    <style:style style:name="P60" style:family="paragraph" style:parent-style-name="Standard">
      <style:text-properties officeooo:rsid="0053da4e" officeooo:paragraph-rsid="0053da4e"/>
    </style:style>
    <style:style style:name="P61" style:family="paragraph" style:parent-style-name="Standard">
      <style:text-properties officeooo:rsid="005754f9" officeooo:paragraph-rsid="005754f9"/>
    </style:style>
    <style:style style:name="P62" style:family="paragraph" style:parent-style-name="Standard">
      <style:text-properties officeooo:rsid="005a60a0" officeooo:paragraph-rsid="005a60a0"/>
    </style:style>
    <style:style style:name="P63" style:family="paragraph" style:parent-style-name="Standard">
      <style:text-properties officeooo:rsid="00532eea" officeooo:paragraph-rsid="0052e848"/>
    </style:style>
    <style:style style:name="P64" style:family="paragraph" style:parent-style-name="Standard">
      <style:text-properties officeooo:rsid="0053e5a0" officeooo:paragraph-rsid="0054b989"/>
    </style:style>
    <style:style style:name="P65" style:family="paragraph" style:parent-style-name="Standard">
      <style:text-properties officeooo:rsid="0054b989" officeooo:paragraph-rsid="0053da4e"/>
    </style:style>
    <style:style style:name="P66" style:family="paragraph" style:parent-style-name="Standard">
      <style:text-properties officeooo:rsid="0056a94c" officeooo:paragraph-rsid="0056a94c"/>
    </style:style>
    <style:style style:name="P67" style:family="paragraph" style:parent-style-name="Standard">
      <style:text-properties fo:font-weight="bold" officeooo:rsid="0053e5a0" officeooo:paragraph-rsid="0054b989" style:font-weight-asian="bold" style:font-weight-complex="bold"/>
    </style:style>
    <style:style style:name="P68" style:family="paragraph" style:parent-style-name="Standard">
      <style:text-properties fo:font-weight="bold" officeooo:rsid="0053e5a0" officeooo:paragraph-rsid="0053da4e" style:font-weight-asian="bold" style:font-weight-complex="bold"/>
    </style:style>
    <style:style style:name="P69" style:family="paragraph" style:parent-style-name="Standard">
      <style:text-properties fo:font-weight="bold" officeooo:rsid="005dbd7b" officeooo:paragraph-rsid="005dbd7b" style:font-weight-asian="bold" style:font-weight-complex="bold"/>
    </style:style>
    <style:style style:name="P70" style:family="paragraph" style:parent-style-name="Standard">
      <style:text-properties fo:font-weight="bold" officeooo:rsid="006db7ab" officeooo:paragraph-rsid="006db7ab" style:font-weight-asian="bold" style:font-weight-complex="bold"/>
    </style:style>
    <style:style style:name="P71" style:family="paragraph" style:parent-style-name="Standard">
      <style:text-properties officeooo:rsid="005c433c" officeooo:paragraph-rsid="005c433c"/>
    </style:style>
    <style:style style:name="P72" style:family="paragraph" style:parent-style-name="Standard">
      <style:text-properties officeooo:rsid="005dbd7b" officeooo:paragraph-rsid="005dbd7b"/>
    </style:style>
    <style:style style:name="P73" style:family="paragraph" style:parent-style-name="Standard">
      <style:text-properties officeooo:paragraph-rsid="005dbd7b"/>
    </style:style>
    <style:style style:name="P74" style:family="paragraph" style:parent-style-name="Standard">
      <style:text-properties officeooo:paragraph-rsid="005e0b37"/>
    </style:style>
    <style:style style:name="P75" style:family="paragraph" style:parent-style-name="Standard">
      <style:text-properties officeooo:rsid="005f0a4e" officeooo:paragraph-rsid="005f0a4e"/>
    </style:style>
    <style:style style:name="P76" style:family="paragraph" style:parent-style-name="Standard">
      <style:text-properties officeooo:paragraph-rsid="006598ea"/>
    </style:style>
    <style:style style:name="P77" style:family="paragraph" style:parent-style-name="Standard">
      <style:text-properties officeooo:rsid="006975b5" officeooo:paragraph-rsid="006975b5"/>
    </style:style>
    <style:style style:name="P78" style:family="paragraph" style:parent-style-name="Standard">
      <style:text-properties officeooo:rsid="006f195c" officeooo:paragraph-rsid="006f2ab2"/>
    </style:style>
    <style:style style:name="P79" style:family="paragraph" style:parent-style-name="Standard">
      <style:text-properties officeooo:rsid="0072e4ad" officeooo:paragraph-rsid="00746d8b"/>
    </style:style>
    <style:style style:name="P80" style:family="paragraph" style:parent-style-name="Standard">
      <style:text-properties officeooo:paragraph-rsid="00746d8b"/>
    </style:style>
    <style:style style:name="P81" style:family="paragraph" style:parent-style-name="Standard">
      <style:text-properties officeooo:rsid="007609de" officeooo:paragraph-rsid="007609de"/>
    </style:style>
    <style:style style:name="P82" style:family="paragraph" style:parent-style-name="Standard">
      <style:text-properties officeooo:rsid="0079bb08" officeooo:paragraph-rsid="0079ecf5"/>
    </style:style>
    <style:style style:name="P83" style:family="paragraph" style:parent-style-name="Standard">
      <style:text-properties officeooo:rsid="007d47cb" officeooo:paragraph-rsid="007d47cb"/>
    </style:style>
    <style:style style:name="P84" style:family="paragraph" style:parent-style-name="Standard">
      <style:text-properties officeooo:paragraph-rsid="007e4c8e"/>
    </style:style>
    <style:style style:name="P85" style:family="paragraph" style:parent-style-name="Standard">
      <style:text-properties officeooo:rsid="00804117" officeooo:paragraph-rsid="0082af2d"/>
    </style:style>
    <style:style style:name="P86" style:family="paragraph" style:parent-style-name="Standard">
      <style:text-properties officeooo:paragraph-rsid="0082af2d"/>
    </style:style>
    <style:style style:name="P87" style:family="paragraph" style:parent-style-name="Standard">
      <style:text-properties officeooo:paragraph-rsid="00838950"/>
    </style:style>
    <style:style style:name="P88" style:family="paragraph" style:parent-style-name="Standard">
      <style:text-properties officeooo:rsid="005dbd7b" officeooo:paragraph-rsid="005dbd7b"/>
    </style:style>
    <style:style style:name="P89" style:family="paragraph" style:parent-style-name="Standard">
      <style:text-properties officeooo:rsid="005e0b37" officeooo:paragraph-rsid="005e0b37"/>
    </style:style>
    <style:style style:name="P90" style:family="paragraph" style:parent-style-name="Standard">
      <style:text-properties fo:font-weight="normal" officeooo:rsid="0061a50c" officeooo:paragraph-rsid="0061a50c" style:font-weight-asian="normal" style:font-weight-complex="normal"/>
    </style:style>
    <style:style style:name="P91" style:family="paragraph" style:parent-style-name="Standard">
      <style:text-properties fo:font-weight="normal" officeooo:rsid="009fa431" officeooo:paragraph-rsid="009fa431" style:font-weight-asian="normal" style:font-weight-complex="normal"/>
    </style:style>
    <style:style style:name="P92" style:family="paragraph" style:parent-style-name="Standard">
      <style:text-properties fo:font-weight="normal" officeooo:rsid="00ae22e3" officeooo:paragraph-rsid="00ae22e3" style:font-weight-asian="normal" style:font-weight-complex="normal"/>
    </style:style>
    <style:style style:name="P93" style:family="paragraph" style:parent-style-name="Standard">
      <style:text-properties fo:font-weight="normal" officeooo:rsid="00ae4fc7" officeooo:paragraph-rsid="00ae4fc7" style:font-weight-asian="normal" style:font-weight-complex="normal"/>
    </style:style>
    <style:style style:name="P94" style:family="paragraph" style:parent-style-name="Standard">
      <style:text-properties style:text-underline-style="none" fo:font-weight="normal" officeooo:rsid="006a01d7" officeooo:paragraph-rsid="006975b5" style:font-weight-asian="normal" style:font-weight-complex="normal"/>
    </style:style>
    <style:style style:name="P95" style:family="paragraph" style:parent-style-name="Standard">
      <style:text-properties style:text-underline-style="none" fo:font-weight="normal" officeooo:rsid="006f2ab2" officeooo:paragraph-rsid="006f2ab2" style:font-weight-asian="normal" style:font-weight-complex="normal"/>
    </style:style>
    <style:style style:name="P96" style:family="paragraph" style:parent-style-name="Standard">
      <style:text-properties style:text-underline-style="none" fo:font-weight="normal" officeooo:rsid="0077e028" officeooo:paragraph-rsid="0077e028" style:font-weight-asian="normal" style:font-weight-complex="normal"/>
    </style:style>
    <style:style style:name="P97" style:family="paragraph" style:parent-style-name="Standard">
      <style:text-properties style:text-underline-style="none" fo:font-weight="normal" officeooo:rsid="0077e028" officeooo:paragraph-rsid="007e4c8e" style:font-weight-asian="normal" style:font-weight-complex="normal"/>
    </style:style>
    <style:style style:name="P98" style:family="paragraph" style:parent-style-name="Standard">
      <style:text-properties style:text-underline-style="none" fo:font-weight="normal" officeooo:rsid="0079ecf5" officeooo:paragraph-rsid="0079ecf5" style:font-weight-asian="normal" style:font-weight-complex="normal"/>
    </style:style>
    <style:style style:name="P99" style:family="paragraph" style:parent-style-name="Standard">
      <style:text-properties style:text-underline-style="none" fo:font-weight="normal" officeooo:rsid="00803193" officeooo:paragraph-rsid="00803193" style:font-weight-asian="normal" style:font-weight-complex="normal"/>
    </style:style>
    <style:style style:name="P100" style:family="paragraph" style:parent-style-name="Standard">
      <style:text-properties style:text-underline-style="none" fo:font-weight="normal" officeooo:rsid="00838950" officeooo:paragraph-rsid="00838950" style:font-weight-asian="normal" style:font-weight-complex="normal"/>
    </style:style>
    <style:style style:name="P101" style:family="paragraph" style:parent-style-name="Standard">
      <style:text-properties officeooo:rsid="0085649b" officeooo:paragraph-rsid="0085649b"/>
    </style:style>
    <style:style style:name="P102" style:family="paragraph" style:parent-style-name="Standard">
      <style:text-properties officeooo:rsid="00872a62" officeooo:paragraph-rsid="00872a62"/>
    </style:style>
    <style:style style:name="P103" style:family="paragraph" style:parent-style-name="Standard">
      <style:text-properties officeooo:paragraph-rsid="00872a62"/>
    </style:style>
    <style:style style:name="P104" style:family="paragraph" style:parent-style-name="Standard">
      <style:text-properties officeooo:rsid="008ab17d" officeooo:paragraph-rsid="008ab17d"/>
    </style:style>
    <style:style style:name="P105" style:family="paragraph" style:parent-style-name="Standard">
      <style:text-properties officeooo:paragraph-rsid="008ab17d"/>
    </style:style>
    <style:style style:name="P106" style:family="paragraph" style:parent-style-name="Standard">
      <style:text-properties officeooo:paragraph-rsid="00803193"/>
    </style:style>
    <style:style style:name="P107" style:family="paragraph" style:parent-style-name="Standard">
      <style:text-properties fo:font-weight="bold" officeooo:rsid="009885c2" officeooo:paragraph-rsid="009885c2" style:font-weight-asian="bold" style:font-weight-complex="bold"/>
    </style:style>
    <style:style style:name="P108" style:family="paragraph" style:parent-style-name="Standard">
      <style:text-properties fo:font-weight="bold" officeooo:rsid="009fa431" officeooo:paragraph-rsid="009fa431" style:font-weight-asian="bold" style:font-weight-complex="bold"/>
    </style:style>
    <style:style style:name="P109" style:family="paragraph" style:parent-style-name="Standard">
      <style:text-properties officeooo:paragraph-rsid="009c0166"/>
    </style:style>
    <style:style style:name="P110" style:family="paragraph" style:parent-style-name="Standard">
      <style:text-properties officeooo:rsid="009f1fbf" officeooo:paragraph-rsid="009f1fbf"/>
    </style:style>
    <style:style style:name="P111" style:family="paragraph" style:parent-style-name="Standard">
      <style:text-properties officeooo:rsid="009f3422" officeooo:paragraph-rsid="009f3422"/>
    </style:style>
    <style:style style:name="P112" style:family="paragraph" style:parent-style-name="Standard">
      <style:text-properties officeooo:paragraph-rsid="009f3422"/>
    </style:style>
    <style:style style:name="P113" style:family="paragraph" style:parent-style-name="Standard">
      <style:text-properties officeooo:paragraph-rsid="00998f0a"/>
    </style:style>
    <style:style style:name="P114" style:family="paragraph" style:parent-style-name="Standard">
      <style:text-properties officeooo:paragraph-rsid="00a025c9"/>
    </style:style>
    <style:style style:name="P115" style:family="paragraph" style:parent-style-name="Standard">
      <style:text-properties officeooo:paragraph-rsid="009fa431"/>
    </style:style>
    <style:style style:name="P116" style:family="paragraph" style:parent-style-name="Standard">
      <style:text-properties officeooo:paragraph-rsid="00a8fa60"/>
    </style:style>
    <style:style style:name="P117" style:family="paragraph" style:parent-style-name="Standard">
      <style:text-properties officeooo:paragraph-rsid="00aa151f"/>
    </style:style>
    <style:style style:name="P118" style:family="paragraph" style:parent-style-name="Standard">
      <style:text-properties officeooo:paragraph-rsid="00ae4fc7"/>
    </style:style>
    <style:style style:name="P119" style:family="paragraph" style:parent-style-name="Standard">
      <style:text-properties officeooo:paragraph-rsid="00af9f41"/>
    </style:style>
    <style:style style:name="P120" style:family="paragraph" style:parent-style-name="Standard">
      <style:text-properties officeooo:rsid="00b09b75" officeooo:paragraph-rsid="00b09b75"/>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style:font-name="Liberation Serif" fo:font-size="12pt" officeooo:rsid="002e8c40" style:font-size-asian="12pt" style:font-size-complex="12pt"/>
    </style:style>
    <style:style style:name="T33" style:family="text">
      <style:text-properties officeooo:rsid="004bf9c3"/>
    </style:style>
    <style:style style:name="T34" style:family="text">
      <style:text-properties officeooo:rsid="004d0d5d"/>
    </style:style>
    <style:style style:name="T35" style:family="text">
      <style:text-properties officeooo:rsid="004d41b3"/>
    </style:style>
    <style:style style:name="T36" style:family="text">
      <style:text-properties style:text-position="super 58%"/>
    </style:style>
    <style:style style:name="T37" style:family="text">
      <style:text-properties style:text-position="super 58%" officeooo:rsid="004f9f97"/>
    </style:style>
    <style:style style:name="T38" style:family="text">
      <style:text-properties style:text-position="super 58%" style:text-underline-style="none" fo:font-weight="normal" style:font-weight-asian="normal" style:font-weight-complex="normal"/>
    </style:style>
    <style:style style:name="T39" style:family="text">
      <style:text-properties officeooo:rsid="004f9f97"/>
    </style:style>
    <style:style style:name="T40" style:family="text">
      <style:text-properties officeooo:rsid="0051369a"/>
    </style:style>
    <style:style style:name="T41" style:family="text">
      <style:text-properties officeooo:rsid="005e0b37"/>
    </style:style>
    <style:style style:name="T42" style:family="text">
      <style:text-properties fo:background-color="#ffff00" loext:char-shading-value="0"/>
    </style:style>
    <style:style style:name="T43" style:family="text">
      <style:text-properties officeooo:rsid="005e0b37" fo:background-color="#ffff00" loext:char-shading-value="0"/>
    </style:style>
    <style:style style:name="T44" style:family="text">
      <style:text-properties officeooo:rsid="0064813a"/>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6598ea" style:font-weight-asian="normal" style:font-weight-complex="normal"/>
    </style:style>
    <style:style style:name="T48" style:family="text">
      <style:text-properties style:text-underline-style="none" fo:font-weight="normal" officeooo:rsid="006795e2" style:font-weight-asian="normal" style:font-weight-complex="normal"/>
    </style:style>
    <style:style style:name="T49" style:family="text">
      <style:text-properties style:text-underline-style="none" fo:font-weight="normal" officeooo:rsid="006a01d7" style:font-weight-asian="normal" style:font-weight-complex="normal"/>
    </style:style>
    <style:style style:name="T50" style:family="text">
      <style:text-properties style:text-underline-style="none" fo:font-weight="normal" officeooo:rsid="006f2ab2" style:font-weight-asian="normal" style:font-weight-complex="normal"/>
    </style:style>
    <style:style style:name="T51" style:family="text">
      <style:text-properties style:text-underline-style="none" fo:font-weight="normal" officeooo:rsid="0072c801" style:font-weight-asian="normal" style:font-weight-complex="normal"/>
    </style:style>
    <style:style style:name="T52" style:family="text">
      <style:text-properties style:text-underline-style="none" fo:font-weight="normal" officeooo:rsid="00747896" style:font-weight-asian="normal" style:font-weight-complex="normal"/>
    </style:style>
    <style:style style:name="T53" style:family="text">
      <style:text-properties style:text-underline-style="none" fo:font-weight="normal" officeooo:rsid="0072e4ad" style:font-weight-asian="normal" style:font-weight-complex="normal"/>
    </style:style>
    <style:style style:name="T54" style:family="text">
      <style:text-properties style:text-underline-style="none" fo:font-weight="normal" officeooo:rsid="00781d85" style:font-weight-asian="normal" style:font-weight-complex="normal"/>
    </style:style>
    <style:style style:name="T55" style:family="text">
      <style:text-properties style:text-underline-style="none" fo:font-weight="normal" officeooo:rsid="0078284f" style:font-weight-asian="normal" style:font-weight-complex="normal"/>
    </style:style>
    <style:style style:name="T56" style:family="text">
      <style:text-properties style:text-underline-style="none" fo:font-weight="normal" officeooo:rsid="0078fd9f" style:font-weight-asian="normal" style:font-weight-complex="normal"/>
    </style:style>
    <style:style style:name="T57" style:family="text">
      <style:text-properties style:text-underline-style="none" fo:font-weight="normal" officeooo:rsid="00796956" style:font-weight-asian="normal" style:font-weight-complex="normal"/>
    </style:style>
    <style:style style:name="T58" style:family="text">
      <style:text-properties style:text-underline-style="none" fo:font-weight="normal" officeooo:rsid="0079ecf5" style:font-weight-asian="normal" style:font-weight-complex="normal"/>
    </style:style>
    <style:style style:name="T59" style:family="text">
      <style:text-properties style:text-underline-style="none" fo:font-weight="normal" officeooo:rsid="00808cab" style:font-weight-asian="normal" style:font-weight-complex="normal"/>
    </style:style>
    <style:style style:name="T60" style:family="text">
      <style:text-properties style:text-underline-style="none" fo:font-weight="normal" officeooo:rsid="00812ac2" style:font-weight-asian="normal" style:font-weight-complex="normal"/>
    </style:style>
    <style:style style:name="T61" style:family="text">
      <style:text-properties style:text-underline-style="none" fo:font-weight="normal" officeooo:rsid="0082af2d" style:font-weight-asian="normal" style:font-weight-complex="normal"/>
    </style:style>
    <style:style style:name="T62" style:family="text">
      <style:text-properties style:text-underline-style="none" fo:font-weight="normal" officeooo:rsid="00804117" style:font-weight-asian="normal" style:font-weight-complex="normal"/>
    </style:style>
    <style:style style:name="T63" style:family="text">
      <style:text-properties style:text-underline-style="none" fo:font-weight="normal" officeooo:rsid="00838950" style:font-weight-asian="normal" style:font-weight-complex="normal"/>
    </style:style>
    <style:style style:name="T64" style:family="text">
      <style:text-properties style:text-underline-style="none" fo:font-weight="normal" officeooo:rsid="0086780b" style:font-weight-asian="normal" style:font-weight-complex="normal"/>
    </style:style>
    <style:style style:name="T65" style:family="text">
      <style:text-properties style:text-underline-style="none" fo:font-weight="normal" officeooo:rsid="00872c93" style:font-weight-asian="normal" style:font-weight-complex="normal"/>
    </style:style>
    <style:style style:name="T66" style:family="text">
      <style:text-properties style:text-underline-style="none" fo:font-weight="normal" officeooo:rsid="008738a3" style:font-weight-asian="normal" style:font-weight-complex="normal"/>
    </style:style>
    <style:style style:name="T67" style:family="text">
      <style:text-properties style:text-underline-style="none" fo:font-weight="normal" officeooo:rsid="00872a62" style:font-weight-asian="normal" style:font-weight-complex="normal"/>
    </style:style>
    <style:style style:name="T68" style:family="text">
      <style:text-properties style:text-underline-style="none" fo:font-weight="normal" officeooo:rsid="0088b9df" style:font-weight-asian="normal" style:font-weight-complex="normal"/>
    </style:style>
    <style:style style:name="T69" style:family="text">
      <style:text-properties style:text-underline-style="none" fo:font-weight="normal" officeooo:rsid="008ab17d" style:font-weight-asian="normal" style:font-weight-complex="normal"/>
    </style:style>
    <style:style style:name="T70" style:family="text">
      <style:text-properties style:text-underline-style="none" fo:font-weight="normal" officeooo:rsid="008ca0a6" style:font-weight-asian="normal" style:font-weight-complex="normal"/>
    </style:style>
    <style:style style:name="T71" style:family="text">
      <style:text-properties style:text-underline-style="none" fo:font-weight="normal" officeooo:rsid="008dd27e" style:font-weight-asian="normal" style:font-weight-complex="normal"/>
    </style:style>
    <style:style style:name="T72" style:family="text">
      <style:text-properties style:text-underline-style="none" fo:font-weight="normal" officeooo:rsid="008e74b3" style:font-weight-asian="normal" style:font-weight-complex="normal"/>
    </style:style>
    <style:style style:name="T73" style:family="text">
      <style:text-properties style:text-underline-style="none" fo:font-weight="normal" officeooo:rsid="00803193" style:font-weight-asian="normal" style:font-weight-complex="normal"/>
    </style:style>
    <style:style style:name="T74" style:family="text">
      <style:text-properties style:text-underline-style="none" fo:font-weight="normal" officeooo:rsid="00910dca" style:font-weight-asian="normal" style:font-weight-complex="normal"/>
    </style:style>
    <style:style style:name="T75" style:family="text">
      <style:text-properties style:text-underline-style="none" fo:font-weight="normal" officeooo:rsid="009269b7" style:font-weight-asian="normal" style:font-weight-complex="normal"/>
    </style:style>
    <style:style style:name="T76" style:family="text">
      <style:text-properties style:text-underline-style="none" fo:font-weight="normal" officeooo:rsid="009294a4" style:font-weight-asian="normal" style:font-weight-complex="normal"/>
    </style:style>
    <style:style style:name="T77" style:family="text">
      <style:text-properties style:text-underline-style="none" fo:font-weight="normal" officeooo:rsid="0094104c" style:font-weight-asian="normal" style:font-weight-complex="normal"/>
    </style:style>
    <style:style style:name="T78" style:family="text">
      <style:text-properties style:text-underline-style="none" fo:font-weight="normal" officeooo:rsid="0094d84c" style:font-weight-asian="normal" style:font-weight-complex="normal"/>
    </style:style>
    <style:style style:name="T79" style:family="text">
      <style:text-properties style:text-underline-style="none" fo:font-weight="normal" officeooo:rsid="00958d37" style:font-weight-asian="normal" style:font-weight-complex="normal"/>
    </style:style>
    <style:style style:name="T80" style:family="text">
      <style:text-properties style:text-underline-style="none" fo:font-weight="normal" officeooo:rsid="009a369f" style:font-weight-asian="normal" style:font-weight-complex="normal"/>
    </style:style>
    <style:style style:name="T81" style:family="text">
      <style:text-properties style:text-underline-style="none" fo:font-weight="normal" officeooo:rsid="009c0166" style:font-weight-asian="normal" style:font-weight-complex="normal"/>
    </style:style>
    <style:style style:name="T82" style:family="text">
      <style:text-properties style:text-underline-style="none" fo:font-weight="normal" officeooo:rsid="009f3422" style:font-weight-asian="normal" style:font-weight-complex="normal"/>
    </style:style>
    <style:style style:name="T83" style:family="text">
      <style:text-properties style:text-underline-style="none" fo:font-weight="normal" officeooo:rsid="00998f0a" style:font-weight-asian="normal" style:font-weight-complex="normal"/>
    </style:style>
    <style:style style:name="T84" style:family="text">
      <style:text-properties style:text-underline-style="none" fo:font-weight="normal" officeooo:rsid="009fa431" style:font-weight-asian="normal" style:font-weight-complex="normal"/>
    </style:style>
    <style:style style:name="T85" style:family="text">
      <style:text-properties style:text-underline-style="none" fo:font-weight="normal" officeooo:rsid="00a025c9" style:font-weight-asian="normal" style:font-weight-complex="normal"/>
    </style:style>
    <style:style style:name="T86" style:family="text">
      <style:text-properties style:text-underline-style="none" fo:font-weight="normal" officeooo:rsid="00a5dc2b" style:font-weight-asian="normal" style:font-weight-complex="normal"/>
    </style:style>
    <style:style style:name="T87" style:family="text">
      <style:text-properties style:text-underline-style="none" fo:font-weight="normal" officeooo:rsid="00a8fa60" style:font-weight-asian="normal" style:font-weight-complex="normal"/>
    </style:style>
    <style:style style:name="T88" style:family="text">
      <style:text-properties style:text-underline-style="none" fo:font-weight="normal" officeooo:rsid="00ae22e3" style:font-weight-asian="normal" style:font-weight-complex="normal"/>
    </style:style>
    <style:style style:name="T89" style:family="text">
      <style:text-properties style:text-underline-style="none" fo:font-weight="normal" officeooo:rsid="00af9f41" style:font-weight-asian="normal" style:font-weight-complex="normal"/>
    </style:style>
    <style:style style:name="T90" style:family="text">
      <style:text-properties style:text-underline-style="none" fo:font-weight="normal" officeooo:rsid="00ae4fc7" style:font-weight-asian="normal" style:font-weight-complex="normal"/>
    </style:style>
    <style:style style:name="T91" style:family="text">
      <style:text-properties style:text-underline-style="none" fo:font-weight="normal" officeooo:rsid="00aff2d5" style:font-weight-asian="normal" style:font-weight-complex="normal"/>
    </style:style>
    <style:style style:name="T92" style:family="text">
      <style:text-properties style:text-underline-style="none" fo:font-weight="normal" officeooo:rsid="00b09b75" style:font-weight-asian="normal" style:font-weight-complex="normal"/>
    </style:style>
    <style:style style:name="T93" style:family="text">
      <style:text-properties style:text-underline-style="none" fo:font-weight="normal" officeooo:rsid="00838950" fo:background-color="#ffff00" loext:char-shading-value="0" style:font-weight-asian="normal" style:font-weight-complex="normal"/>
    </style:style>
    <style:style style:name="T94" style:family="text">
      <style:text-properties style:text-underline-style="none" fo:font-weight="normal" officeooo:rsid="00903e47" fo:background-color="#ffff00" loext:char-shading-value="0" style:font-weight-asian="normal" style:font-weight-complex="normal"/>
    </style:style>
    <style:style style:name="T95" style:family="text">
      <style:text-properties style:text-underline-style="none" fo:font-weight="normal" officeooo:rsid="00af9f41" fo:background-color="#ffff00" loext:char-shading-value="0" style:font-weight-asian="normal" style:font-weight-complex="normal"/>
    </style:style>
    <style:style style:name="T96" style:family="text">
      <style:text-properties style:text-underline-style="none" officeooo:rsid="006a01d7"/>
    </style:style>
    <style:style style:name="T97" style:family="text">
      <style:text-properties style:text-underline-style="none" officeooo:rsid="00958d37"/>
    </style:style>
    <style:style style:name="T98" style:family="text">
      <style:text-properties style:text-underline-style="none" officeooo:rsid="009f3422"/>
    </style:style>
    <style:style style:name="T99" style:family="text">
      <style:text-properties style:text-underline-style="none" officeooo:rsid="00af9f41"/>
    </style:style>
    <style:style style:name="T100" style:family="text">
      <style:text-properties style:text-underline-style="none" officeooo:rsid="00b2862a"/>
    </style:style>
    <style:style style:name="T101" style:family="text">
      <style:text-properties style:text-underline-style="none" officeooo:rsid="00b4841e"/>
    </style:style>
    <style:style style:name="T102" style:family="text">
      <style:text-properties style:text-underline-style="none" officeooo:rsid="00b68099"/>
    </style:style>
    <style:style style:name="T103" style:family="text">
      <style:text-properties style:text-underline-style="solid" style:text-underline-width="auto" style:text-underline-color="font-color" fo:font-weight="normal" officeooo:rsid="009fa431" style:font-weight-asian="normal" style:font-weight-complex="normal"/>
    </style:style>
    <style:style style:name="T104" style:family="text">
      <style:text-properties style:text-position="sub 58%" style:text-underline-style="none" fo:font-weight="normal" officeooo:rsid="00af9f4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2">- <text:span text:style-name="T4">applications asynchrones </text:span></text:p>
      <text:p text:style-name="P12">-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2">- <text:span text:style-name="T6">applications à très hauts débits en numérique</text:span></text:p>
      <text:p text:style-name="P12">- <text:span text:style-name="T6">solution ; commutation en large bande</text:span></text:p>
      <text:p text:style-name="P5"/>
      <text:p text:style-name="P13">paramètre de QoS :</text:p>
      <text:p text:style-name="P13">- latence</text:p>
      <text:p text:style-name="P13">- BER/PER <text:span text:style-name="T6">(taux d’erreur)</text:span></text:p>
      <text:p text:style-name="P13">- <text:span text:style-name="T5">débit</text:span></text:p>
      <text:p text:style-name="P13"/>
      <text:p text:style-name="P7">Normes et standards :</text:p>
      <text:p text:style-name="P14">Bénéfices :</text:p>
      <text:p text:style-name="P14">- permettre à des équipements hétérogènes de communiquer</text:p>
      <text:p text:style-name="P14">- accroître le marché des produits adhérant aux standards</text:p>
      <text:p text:style-name="P15"/>
      <text:p text:style-name="P16">standard : lorsqu’un consensus s’établit de, sans démarche formelle</text:p>
      <text:p text:style-name="P16">norme ; document formel, adopté par une instance reconnue</text:p>
      <text:p text:style-name="P16"/>
      <text:p text:style-name="P17">ISO : International Standardisation Organisation</text:p>
      <text:p text:style-name="P18"><text:span text:style-name="T32">IETF </text:span><text:span text:style-name="T10">: </text:span><text:span text:style-name="T7">Internet Engineering Task Force</text:span><text:span text:style-name="T8"> </text:span></text:p>
      <text:p text:style-name="P17"><text:span text:style-name="T8">IEEE : réseaux locaux (ex</text:span><text:span text:style-name="T9">emple : wifi → </text:span><text:span text:style-name="T8"><text:s/>IEEE 802.11)</text:span></text:p>
      <text:p text:style-name="P37"/>
      <text:p text:style-name="P36"><text:soft-page-break/>Classification des réseaux :</text:p>
      <text:p text:style-name="P35">par type de transmission :</text:p>
      <text:p text:style-name="P23">-diffusion : </text:p>
      <text:p text:style-name="P23">un seul canal de transimission, on diffuse les données à toutes les machines du réseau mais seulement les utilisateur le prennent en compte, diffusion rrstreinte (multicast) </text:p>
      <text:p text:style-name="P23">exemple : Ethernet, TV, satellite</text:p>
      <text:p text:style-name="P23"/>
      <text:p text:style-name="P23">-le point à point :</text:p>
      <text:p text:style-name="P23">les données transitent entre plusieurs machines intermédiaires (routage)</text:p>
      <text:p text:style-name="P23">exemple : Transpac, Internet</text:p>
      <text:p text:style-name="P23"/>
      <text:p text:style-name="P22"><text:span text:style-name="T12">t</text:span><text:span text:style-name="T13">opologie </text:span><text:span text:style-name="T12">physique :</text:span></text:p>
      <text:p text:style-name="P23">bus : plusieurs machines connectées au même câble</text:p>
      <text:p text:style-name="P42"><text:span text:style-name="T12">a</text:span><text:span text:style-name="T11">nneau :</text:span></text:p>
      <text:p text:style-name="P24">étoile :</text:p>
      <text:p text:style-name="P23"/>
      <text:p text:style-name="P22"><text:span text:style-name="T27">Par taille </text:span><text:span text:style-name="T12">:</text:span></text:p>
      <text:p text:style-name="P19"><text:span text:style-name="T28">P</text:span><text:span text:style-name="T8">AN : </text:span><text:span text:style-name="T29">Personnal</text:span><text:span text:style-name="T8"> Area Network <text:s/>(ex : bluetooth)</text:span></text:p>
      <text:p text:style-name="P19"><text:span text:style-name="T8">LAN : </text:span><text:span text:style-name="T29">Local</text:span><text:span text:style-name="T8"> Area Network (wifi, ethernet, etc)</text:span></text:p>
      <text:p text:style-name="P19"><text:span text:style-name="T8">MAN : </text:span><text:span text:style-name="T29">Metropolitan</text:span><text:span text:style-name="T8"> Area Network (région, quelques km)</text:span></text:p>
      <text:p text:style-name="P43"><text:span text:style-name="T13">WAN : </text:span><text:span text:style-name="T14">Wide</text:span><text:span text:style-name="T13"> Area Network (</text:span><text:span text:style-name="T15">P</text:span><text:span text:style-name="T16">ays</text:span><text:span text:style-name="T13">)</text:span></text:p>
      <text:p text:style-name="P24"/>
      <text:p text:style-name="P44"><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25"/>
      <text:p text:style-name="P46"><text:span text:style-name="T17">T</text:span><text:span text:style-name="T11">emps de transmission : longeur données / débit local</text:span></text:p>
      <text:p text:style-name="P45"><text:span text:style-name="T17">T</text:span><text:span text:style-name="T11">emps de propagation : temps de parcours d’un câble (ou autre support de transmission)</text:span></text:p>
      <text:p text:style-name="P26">[distance / vitesse de la lumière]</text:p>
      <text:p text:style-name="P27">Temps de commutation : temps que <text:s/>le commutateur traite l’information (et il peut recevoir différentes infos en même temps)</text:p>
      <text:p text:style-name="P27"/>
      <text:p text:style-name="P46"><text:span text:style-name="T19">d</text:span><text:span text:style-name="T11">ébit de bout en bout = longueur des données / latence</text:span></text:p>
      <text:p text:style-name="P26">latence = 2 * (temps trasmission + temps propagation) + temps commutation</text:p>
      <text:p text:style-name="P26"/>
      <text:p text:style-name="P26"/>
      <text:p text:style-name="P47"><text:span text:style-name="T20">A</text:span><text:span text:style-name="T11">rchitecture :</text:span></text:p>
      <text:p text:style-name="P48"><text:span text:style-name="T22">- </text:span><text:span text:style-name="T21">structuration en couches :</text:span></text:p>
      <text:p text:style-name="P28">- chaque couche est construite sur la précédente et effectue une tâche pour la couche suivante (diviser pour régner).</text:p>
      <text:p text:style-name="P48"><text:span text:style-name="T21">- </text:span><text:span text:style-name="T23">chaque couche est responsable d’une partie du pb</text:span></text:p>
      <text:p text:style-name="P30"/>
      <text:p text:style-name="P49"><text:span text:style-name="T23">n</text:span><text:span text:style-name="T11">iveau vertical : une couche rend service à une autre</text:span></text:p>
      <text:p text:style-name="P31">niveau horizontal : des couches de même protocole communiquent d’un système à l’autre grâce au protocole. </text:p>
      <text:p text:style-name="P30"/>
      <text:p text:style-name="P8"><text:span text:style-name="T30">L</text:span><text:span text:style-name="T8">e service :</text:span></text:p>
      <text:p text:style-name="P31">4 types de primitives :</text:p>
      <text:p text:style-name="P50"><text:span text:style-name="T24">- la requête : </text:span><text:span text:style-name="T25">N+1 demande à N d’activer un service </text:span></text:p>
      <text:p text:style-name="P50"><text:span text:style-name="T24">- l’idication  </text:span><text:span text:style-name="T25">N informe N+1 qu’un service a été activé </text:span><text:span text:style-name="T24">:</text:span></text:p>
      <text:p text:style-name="P50"><text:span text:style-name="T24">- la réponse : </text:span><text:span text:style-name="T25">réponse à une indication</text:span></text:p>
      <text:p text:style-name="P50"><text:span text:style-name="T24">-la confirmation : </text:span><text:span text:style-name="T25">N dit à N+1 que le service a été accepté</text:span></text:p>
      <text:p text:style-name="P31"/>
      <text:p text:style-name="P9"><text:soft-page-break/><text:span text:style-name="T31">L</text:span><text:span text:style-name="T8">e protocole :</text:span></text:p>
      <text:p text:style-name="P32">unité de données de protocole (PDU) = message circulant entre entitées de même niveau (même protocole)</text:p>
      <text:p text:style-name="P32"/>
      <text:p text:style-name="P51"><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33">à chaque couche on ajoute une entête</text:p>
      <text:p text:style-name="P29"/>
      <text:p text:style-name="P34">Rôle des 7 couches</text:p>
      <text:p text:style-name="P38">Couche réseaux : trouver le meilleur chemin entre les machines du réseau (pas forcément fiable <text:span text:style-name="T34">[</text:span>ip<text:span text:style-name="T34">]</text:span>).</text:p>
      <text:p text:style-name="P38">Couche transport : fiabilise la transmission de bout en bout, si il y a des pertes elle reconstruit les données et reprise sur erreur</text:p>
      <text:p text:style-name="P38">présentation : organisation des données</text:p>
      <text:p text:style-name="P38">session : organise le dialogue, si il n’y a pas besoin on n’utilise pas cette couche</text:p>
      <text:p text:style-name="P38"/>
      <text:p text:style-name="P41">passerelle : niveau &gt; 3 (ex : routeur qui fait fireWall)</text:p>
      <text:p text:style-name="P39">routeur : seulement couches physique, liaison données et réseau</text:p>
      <text:p text:style-name="P39">commmutateur : seulement couches phys et liaison données (car dans le même réseau)</text:p>
      <text:p text:style-name="P39">répéteur : seulement couche physique, amplifie juste le signal</text:p>
      <text:p text:style-name="P39"/>
      <text:p text:style-name="P40">temps de transfert : temps entre l’envoi du 1<text:span text:style-name="T36">er</text:span> bit à la réception du dernier bit.</text:p>
      <text:h text:style-name="Heading_20_2" text:outline-level="2">Communication dans un Réseau</text:h>
      <text:p text:style-name="Standard">congestion <text:span text:style-name="T33">du réseau</text:span>: <text:span text:style-name="T33">si le flux entrant dépasse le flux sortant dans un ou plusieurs nœuds du réseau </text:span></text:p>
      <text:p text:style-name="P52">contrôle de congestion : prévenir la congestion ou sortir de la congestion (TCP s’occupe du contrôle de congestion)</text:p>
      <text:p text:style-name="P52"/>
      <text:p text:style-name="P53">Service en mode connecté <text:span text:style-name="T35">(Télécoms)</text:span>: réserver la place nécessaire dans les nœuds qu’on veut utiliser et vérifier que le destinataire accepte la connexion. Garantit une fiabilité (pas de congestion, le réseau peut refuser une connexion si il est surchargé) <text:span text:style-name="T35">(le délai est plus faible)</text:span>.</text:p>
      <text:p text:style-name="P52"/>
      <text:p text:style-name="P54">Service en mode non-connecté (IP) : Fiabilité non assurée. On peut envoyer les paquets par différentes routes.</text:p>
      <text:p text:style-name="P52"/>
      <text:p text:style-name="P57">Mode datagramme : non connecté</text:p>
      <text:p text:style-name="P52"/>
      <text:p text:style-name="P55">Commutation de cuircuits : seulement pour circuits réels.</text:p>
      <text:p text:style-name="P55">Commutation de messages : n’existe plus, envoyer tout le messae(ex : mail) d’un coup. <text:span text:style-name="T39">Fonctionnement de type Store-and-Forward</text:span></text:p>
      <text:p text:style-name="P55"><text:tab/>Problèmes :</text:p>
      <text:p text:style-name="P55"><text:tab/><text:tab/>- chaque message doit être stocké sur chaque nœud</text:p>
      <text:p text:style-name="P55"><text:tab/><text:tab/>- si il y a une erreur on a potentiellement envoyé quasiment tout le message pour rien</text:p>
      <text:p text:style-name="P55"><text:tab/><text:tab/>- <text:span text:style-name="T39">en paquets on n’attend pas la fin de réception du 1</text:span><text:span text:style-name="T37">er</text:span><text:span text:style-name="T39"> paquet pour traiter de 2ème</text:span></text:p>
      <text:p text:style-name="P55"/>
      <text:p text:style-name="P56">Commutateur On The Fly : dès qu’on a l’entête on peut commencer à traiter le paquet</text:p>
      <text:p text:style-name="P56"/>
      <text:p text:style-name="P56">Circuit virtuel <text:span text:style-name="T40">[mode connecté]</text:span>: mix entre mode circuit et mode datagramme. <text:span text:style-name="T40">On peut utiliser plusieurs circuits […] </text:span>Commutation de cellules</text:p>
      <text:p text:style-name="P56"/>
      <text:p text:style-name="P58">Une adresse MAC par carte réseau (wifi, ethernet, …)</text:p>
      <text:p text:style-name="P58"><text:soft-page-break/>adresse unicast : identifie une seule machine.</text:p>
      <text:p text:style-name="P58">Adresse broadcast : adresse de diffusion (sur tout le réseau local).</text:p>
      <text:p text:style-name="P58">Adresse multicast : adresse correspondant à plusieurs machines (données redirigées vers ces machines)</text:p>
      <text:p text:style-name="P58"/>
      <text:p text:style-name="P63">critère le plus important pour trouver la meilleure route sur Internet : la plus courte en nombre de nœuds.</text:p>
      <text:p text:style-name="P59"/>
      <text:p text:style-name="P60">Protocole de routage : permet aux routeurs de communiquer entre eux pour construire leur table de routage.</text:p>
      <text:p text:style-name="P60"/>
      <text:p text:style-name="P10">Les Algorithmes de routage :</text:p>
      <text:p text:style-name="P67">- Vecteur de distance (communique des VD): </text:p>
      <text:p text:style-name="P64">Le nœud initial créé une ligne dans sa table de routage pour aller vers lui même avec un vecteur de distance de 0 et l’envoie à tout ses voisins. </text:p>
      <text:p text:style-name="P64">Chaque voisin augmente le vecteur distance vers A et le stocke dans sa table puis envoie sa table à tout ses voisins.</text:p>
      <text:p text:style-name="P64">Si un voisin nous envoie une route vers un nœud qui est plus courte qu’une qu’on avait déjà on remplace la route existante. </text:p>
      <text:p text:style-name="P65">On renvoie périodiquement sa table de routage à ses voisins ou quand une route est coupée</text:p>
      <text:p text:style-name="P60"><text:tab/></text:p>
      <text:p text:style-name="P68">- État de liens (communique des LSP):</text:p>
      <text:p text:style-name="P60">1) découverte des voisins directs (avec un message de type Hello)</text:p>
      <text:p text:style-name="P66">2) chaque nœud diffuse son LSP sur tout le réseau</text:p>
      <text:p text:style-name="P61">3) chaque nœud garde les plus court chemins vers chacun de s nœud puis construit sa table de routage a partir du Next Hop et de la destination de chaque plus court chemin.</text:p>
      <text:p text:style-name="P61"/>
      <text:p text:style-name="P62">VD: petit réseau</text:p>
      <text:p text:style-name="P62">LS : gros réseau</text:p>
      <text:p text:style-name="P71">Pour internet on utilise VD pour les sous-réseaux et LS pour les relier</text:p>
      <text:p text:style-name="P71"/>
      <text:p text:style-name="P69">Protocoles de routage :</text:p>
      <text:p text:style-name="P72"><text:span text:style-name="T42">centralisé </text:span>: un seul nœud construit toutes les tables de routage puis le donne aux autres nœud</text:p>
      <text:p text:style-name="P72">décentralisé : tout les nœuds coopèrent pour construire les tables</text:p>
      <text:p text:style-name="P73"/>
      <text:p text:style-name="P89">routage à la source : la source donne tout le chemin que doit emprunter le paquet</text:p>
      <text:p text:style-name="P74"><text:span text:style-name="T43">routage saut par saut </text:span><text:span text:style-name="T41">: <text:s/>à chaque nœud on choisit le suivant (nextHop)</text:span></text:p>
      <text:p text:style-name="P74"/>
      <text:p text:style-name="P75">déterministe, chemin unique, dynamique</text:p>
      <text:p text:style-name="P75"/>
      <text:p text:style-name="P20">Achminement par circuit virtuel :</text:p>
      <text:p text:style-name="P90">le premier paquet cherche le chemin en mode datagramme pour trouver le meilleur chemin et laisse une trace dans les tables de routage des nœuds pour les paquets suivant, ce qui ouvre le circuit, ensuite on envoie les paquets restants en mode commuté .</text:p>
      <text:p text:style-name="P90"/>
      <text:p text:style-name="P11">Proctole IP :</text:p>
      <text:p text:style-name="P21">TCP : garantit la fiabilité <text:span text:style-name="T44">(plus lent que UDP, ex : transfert de fichiers)</text:span></text:p>
      <text:p text:style-name="P21">UDP : ne garantit pas la fiabilité <text:span text:style-name="T44">(seuil de tolérance aux erreurs, ex : voix en temps réél)</text:span></text:p>
      <text:p text:style-name="P21"/>
      <text:p text:style-name="P76"><text:span text:style-name="T47">le protocole IP n’est pas connecté</text:span><text:span text:style-name="T48">(paquets traités indépendamment)</text:span><text:span text:style-name="T47"> donc non fiable</text:span></text:p>
      <text:p text:style-name="P77"><text:span text:style-name="T47">i</text:span><text:span text:style-name="T46">l fait de son mieux pour acheminer les paquets mais si il y a un problème, il ne fait rien </text:span><text:span text:style-name="T49">de spécial.</text:span></text:p>
      <text:p text:style-name="P94"/>
      <text:p text:style-name="P70"><text:soft-page-break/><text:span text:style-name="T96">L</text:span><text:span text:style-name="T45">e datagramme IPV4 :</text:span></text:p>
      <text:p text:style-name="P78"><text:span text:style-name="T46">le header IPV4 fait </text:span><text:span text:style-name="T51">au moins </text:span><text:span text:style-name="T46">20 octets </text:span><text:span text:style-name="T51">(variable avec les options IP)</text:span></text:p>
      <text:p text:style-name="P95">la partie data contient un paquet qui a un header TCP</text:p>
      <text:p text:style-name="P79"><text:span text:style-name="T50">I</text:span><text:span text:style-name="T46">P header-length est codé sur 4 bits, le nombre de ligne est donc de 15 maximum (soit 60 octets)</text:span></text:p>
      <text:p text:style-name="P80"><text:span text:style-name="T52">Padding </text:span><text:span text:style-name="T53">: </text:span><text:span text:style-name="T52">(bourrage) complète les lignes d’option IP avec des données insignifiantes.</text:span></text:p>
      <text:p text:style-name="P81"><text:span text:style-name="T52">L</text:span><text:span text:style-name="T46">a taille max d’un paquet IPV4 est de 2</text:span><text:span text:style-name="T38">16</text:span><text:span text:style-name="T46"> octets </text:span></text:p>
      <text:p text:style-name="P96"/>
      <text:p text:style-name="P97">TypeOfService : </text:p>
      <text:p text:style-name="P84"><text:span text:style-name="T54">contient 1 bit de priorité (peu utilisé </text:span><text:span text:style-name="T55">j</text:span><text:span text:style-name="T56">usqu’à maintenant car le réseau internet était surdimensionné </text:span><text:span text:style-name="T57">mais ces dernières années on se rapproche d’une saturation</text:span><text:span text:style-name="T54">).</text:span></text:p>
      <text:p text:style-name="P82"><text:span text:style-name="T58">Contient aussi 1bit </text:span><text:span text:style-name="T54">D</text:span><text:span text:style-name="T46">élai, </text:span><text:span text:style-name="T58">1 bit </text:span><text:span text:style-name="T46">débit, </text:span><text:span text:style-name="T58">1 bit </text:span><text:span text:style-name="T46">fiabilité et </text:span><text:span text:style-name="T58">1 bit </text:span><text:span text:style-name="T46">coût, </text:span><text:span text:style-name="T58">qui permettent de définir les critères prioritaires pour le choix du chemin (mais peu utilisé car très coûteux pour les routeur)</text:span></text:p>
      <text:p text:style-name="P98"/>
      <text:p text:style-name="P83"><text:span text:style-name="T58">f</text:span><text:span text:style-name="T46">ragmentation (ligne 2) : </text:span></text:p>
      <text:p text:style-name="P99">- n°identification du paquet</text:p>
      <text:p text:style-name="P106"><text:span text:style-name="T73">- </text:span><text:span text:style-name="T63">fragment offset : décalage (</text:span><text:span text:style-name="T93">en b</text:span><text:span text:style-name="T94">locs</text:span><text:span text:style-name="T93"> de 8 octets </text:span><text:span text:style-name="T70">pour pouvoir adres</text:span><text:span text:style-name="T71">s</text:span><text:span text:style-name="T70">er </text:span><text:span text:style-name="T71">jusqu’à la taille max d’un paque</text:span><text:span text:style-name="T72">t</text:span><text:span text:style-name="T63">) par rapport au paquet initial.</text:span></text:p>
      <text:p text:style-name="P85"><text:span text:style-name="T46">le paquet ne peut pas dépasser la trame du réseau </text:span><text:span text:style-name="T59">(qui est bornée par un maximum </text:span><text:span text:style-name="T60">MTU</text:span><text:span text:style-name="T59">)</text:span></text:p>
      <text:p text:style-name="P86"><text:span text:style-name="T61">S</text:span><text:span text:style-name="T63">i</text:span><text:span text:style-name="T61"> l</text:span><text:span text:style-name="T63">e</text:span><text:span text:style-name="T61"> paquet</text:span><text:span text:style-name="T62"> </text:span><text:span text:style-name="T61">passe par 2 routeurs et que la trame entre ces routeurs est plus petite que celle entre la source et R1, alors R1 va découper la partie data du paquet IP en plusieurs paquets plus petit auxquels il ajoute une entête IP avec un n°id pour se souvenir de leur ordre.</text:span></text:p>
      <text:p text:style-name="P87"><text:span text:style-name="T61">L</text:span><text:span text:style-name="T63">a taille des nouveaux paquets doit être un multiple de 8.</text:span></text:p>
      <text:p text:style-name="P100"/>
      <text:p text:style-name="P101"><text:span text:style-name="T63">-M</text:span><text:span text:style-name="T46">F (More Fragment) : bit qui permet de définir si il reste des fragments </text:span><text:span text:style-name="T64">à recevoir</text:span><text:span text:style-name="T46">.</text:span></text:p>
      <text:p text:style-name="P101"><text:span text:style-name="T46"/></text:p>
      <text:p text:style-name="P102"><text:span text:style-name="T46">- le routeur fragmente si le paquet est plus grand que le MTU du réseau suivant.</text:span></text:p>
      <text:p text:style-name="P103"><text:span text:style-name="T67">- </text:span><text:span text:style-name="T65">à la fin la destination recompose le paquet initial grace aux n°d’identification, le</text:span><text:span text:style-name="T66">s fragment </text:span><text:span text:style-name="T65">offset </text:span><text:span text:style-name="T68">et le bit MF.</text:span></text:p>
      <text:p text:style-name="P104"><text:span text:style-name="T68"/></text:p>
      <text:p text:style-name="P105"><text:span text:style-name="T68">- </text:span><text:span text:style-name="T69">si <text:s/>la source met </text:span><text:span text:style-name="T68">D</text:span><text:span text:style-name="T69">F à 1 et que le paquet passe par un réseau avec un MTU trop bas, le routeur jette le paquet et renvoie un code d’erreur IMCB.</text:span></text:p>
      <text:p text:style-name="P105"><text:span text:style-name="T69"/></text:p>
      <text:p text:style-name="P105"><text:span text:style-name="T69">-</text:span><text:span text:style-name="T74">TTL : nombre de routeur que le paquet peut parcourir </text:span><text:span text:style-name="T75">avant d’être jeté.</text:span></text:p>
      <text:p text:style-name="P105"><text:span text:style-name="T75">- </text:span><text:span text:style-name="T78">protocol : protocole auquel remettre les données à la fin de la réception. </text:span></text:p>
      <text:p text:style-name="P105"><text:span text:style-name="T75">- </text:span><text:span text:style-name="T76">header</text:span><text:span text:style-name="T75"> </text:span><text:span text:style-name="T76">checksum : somme de contrôle du header. (on peut souvent corriger moins d’erreur qu’on en trouve, </text:span><text:span text:style-name="T77">si il y a des erreurs qu’on ne veut pas corriger on le jette</text:span><text:span text:style-name="T76">)</text:span></text:p>
      <text:p text:style-name="P105"><text:span text:style-name="T76">- </text:span><text:span text:style-name="T79">options : route tracking, source rooting …</text:span></text:p>
      <text:p text:style-name="P105"><text:span text:style-name="T79"/></text:p>
      <text:p text:style-name="P107"><text:span text:style-name="T97">A</text:span><text:span text:style-name="T45">dresses IPV4 :</text:span></text:p>
      <text:p text:style-name="P113"><text:span text:style-name="T83">sur 4 octets, </text:span><text:span text:style-name="T80">une partie préfixe réseau puis une partie </text:span><text:span text:style-name="T84">host id</text:span><text:span text:style-name="T80">.</text:span></text:p>
      <text:p text:style-name="P109"><text:span text:style-name="T80">P</text:span><text:span text:style-name="T81">our désigner le réseau seul on spécifie le Net-id mais on met le host-id à 0 (ex : 192.23.19.0)</text:span></text:p>
      <text:p text:style-name="P110"><text:span text:style-name="T81">c</text:span><text:span text:style-name="T46">lasses d’adresses IP :</text:span></text:p>
      <text:p text:style-name="P111"><text:span text:style-name="T46"><text:tab/>classes C : 300 machines par réseau</text:span></text:p>
      <text:p text:style-name="P111"><text:span text:style-name="T46"><text:tab/>classes B : 35 000 machines </text:span></text:p>
      <text:p text:style-name="P112"><text:span text:style-name="T82"><text:tab/>les classes B ont été rapidement épuisée car beaucoup de réseaux avaient besoin d’un peu <text:tab/>plus que 300 adresses et en ont donc gachés de 10aines de milliers chacun.</text:span></text:p>
      <text:p text:style-name="P112"><text:span text:style-name="T82"/></text:p>
      <text:p text:style-name="P108"><text:span text:style-name="T98">S</text:span><text:span text:style-name="T45">ubnetting :</text:span></text:p>
      <text:p text:style-name="P114"><text:span text:style-name="T85">dans host-id on a une partie subnet-id</text:span></text:p>
      <text:p text:style-name="P115"><text:span text:style-name="T84"/></text:p>
      <text:p text:style-name="P116"><text:span text:style-name="T103"/></text:p>
      <text:p text:style-name="P116"><text:span text:style-name="T103"/></text:p>
      <text:p text:style-name="P116"><text:soft-page-break/><text:span text:style-name="T103">masque </text:span><text:span text:style-name="T84">: </text:span></text:p>
      <text:p text:style-name="P117"><text:span text:style-name="T84">- </text:span><text:span text:style-name="T87">on </text:span><text:span text:style-name="T84">met à 1 tout les bits correspondant au net-id et au subnet-id</text:span><text:span text:style-name="T86"> et le reste à 0</text:span><text:span text:style-name="T84">.</text:span></text:p>
      <text:p text:style-name="P117"><text:span text:style-name="T86">Ex : 255.255.224.0</text:span></text:p>
      <text:p text:style-name="P117"><text:span text:style-name="T86">On peut aussi représenter le masque par le nombre de bits utilisé par net et subnet -id. </text:span></text:p>
      <text:p text:style-name="P117"><text:span text:style-name="T86">Ex : 193.16.2.</text:span><text:span text:style-name="T92">0</text:span><text:span text:style-name="T86">/19</text:span></text:p>
      <text:p text:style-name="P91"><text:span text:style-name="T45"/></text:p>
      <text:p text:style-name="P92"><text:span text:style-name="T45">Ex : </text:span><text:span text:style-name="T102">(</text:span><text:span text:style-name="T100">Comment un routeur retrouve le sous-réseau </text:span><text:span text:style-name="T101">auquel transmettre le paquet</text:span><text:span text:style-name="T102">)</text:span></text:p>
      <text:p text:style-name="P92"><text:span text:style-name="T45">@ = 194.12.1</text:span><text:span text:style-name="T99">98</text:span><text:span text:style-name="T45">.7</text:span></text:p>
      <text:p text:style-name="P92"><text:span text:style-name="T45">masque réseau : 194.12.0.0/16 </text:span></text:p>
      <text:p text:style-name="P92"><text:span text:style-name="T45">3 sous-réseaux → 2 bits </text:span></text:p>
      <text:p text:style-name="P93"><text:span text:style-name="T45">masque de sous-réseau 255.255.192.0</text:span></text:p>
      <text:p text:style-name="P118"><text:span text:style-name="T91">adresse sous réseau : </text:span><text:span text:style-name="T88">194.12.</text:span><text:span text:style-name="T89">198</text:span><text:span text:style-name="T88">.7 </text:span><text:span text:style-name="T90">AND 255.255.192.0 </text:span><text:span text:style-name="T89">= 194.12.</text:span><text:span text:style-name="T95">192</text:span><text:span text:style-name="T89">.0 </text:span></text:p>
      <text:p text:style-name="P119"><text:span text:style-name="T89">192 → 1100 0000</text:span><text:span text:style-name="T104">(2)</text:span><text:span text:style-name="T89"> commence par 11</text:span><text:span text:style-name="T104">(2)</text:span><text:span text:style-name="T89"> → sous-réseau n°3 </text:span></text:p>
      <text:p text:style-name="P119"><text:span text:style-name="T89"/></text:p>
      <text:p text:style-name="P120"><text:span text:style-name="T89">l</text:span><text:span text:style-name="T46">a seule adresse communiquée à l’extérieur du réseau est le masque réseau, Ex : 194.12.0.0/16</text:span></text:p>
      <text:p text:style-name="P120"><text:span text:style-name="T4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1-31T09:57:03.195000000</dc:date>
    <meta:editing-duration>PT5H4M12S</meta:editing-duration>
    <meta:editing-cycles>140</meta:editing-cycles>
    <meta:document-statistic meta:table-count="0" meta:image-count="0" meta:object-count="0" meta:page-count="6" meta:paragraph-count="178" meta:word-count="2005" meta:character-count="11701" meta:non-whitespace-character-count="9830"/>
  </office:meta>
</office:document-meta>
</file>